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19D20BC7ACF68AD0C84.png" manifest:media-type="image/png"/>
  <manifest:file-entry manifest:full-path="Pictures/1000020100000190000001905A1840A2E3D8A078.png" manifest:media-type="image/png"/>
  <manifest:file-entry manifest:full-path="Pictures/100002010000048F0000023CE787CF338E5CBEAA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8.628cm" svg:x="13.434cm" svg:y="10.338cm">
          <text:p text:style-name="P3"><text:span text:style-name="T2">Adam optimization</text:span></text:p>
          <text:p text:style-name="P3"><text:span text:style-name="T2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m optimization algorithm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Adam optimization algorithm</text:span></text:p>
          </draw:text-box>
        </draw:frame>
        <draw:frame draw:name="Ink 2" draw:style-name="gr4" draw:text-style-name="P5" draw:layer="layout" svg:width="30.867cm" svg:height="15.133cm" svg:x="2.108cm" svg:y="2.62cm">
          <draw:image xlink:href="Pictures/100002010000048F0000023CE787CF338E5CBEAA.png" xlink:type="simple" xlink:show="embed" xlink:actuate="onLoad">
            <text:p/>
          </draw:image>
        </draw:frame>
        <draw:custom-shape draw:name="Rectangle 3" draw:style-name="gr7" draw:text-style-name="P10" draw:layer="layout" svg:width="1.035cm" svg:height="0.601cm" svg:x="13.769cm" svg:y="16.4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4" draw:layer="layout" svg:width="11.988cm" svg:height="1.013cm" svg:x="10.939cm" svg:y="9.012cm">
          <text:p text:style-name="P11"><text:span text:style-name="T5">yhat = np.array([.9, 0.2, 0.1, .4, .9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0" draw:layer="layout" svg:width="1.035cm" svg:height="0.589cm" svg:x="24.486cm" svg:y="15.817cm">
          <text:p text:style-name="P3"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perparameters choice: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Hyperparameters choice:</text:span></text:p>
          </draw:text-box>
        </draw:frame>
        <draw:frame draw:name="Picture 2" draw:style-name="gr4" draw:text-style-name="P5" xml:id="id1" draw:id="id1" draw:layer="layout" svg:width="6.754cm" svg:height="6.754cm" svg:x="23.568cm" svg:y="9.831cm">
          <draw:image xlink:href="Pictures/1000020100000190000001905A1840A2E3D8A078.png" xlink:type="simple" xlink:show="embed" xlink:actuate="onLoad">
            <text:p/>
          </draw:image>
        </draw:frame>
        <draw:custom-shape draw:name="Rectangle 3" draw:style-name="gr1" draw:text-style-name="P4" xml:id="id2" draw:id="id2" draw:layer="layout" svg:width="5.512cm" svg:height="2.281cm" svg:x="24.189cm" svg:y="16.367cm">
          <text:p text:style-name="P3"><text:span text:style-name="T6">Adam Co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4" draw:style-name="gr4" draw:text-style-name="P5" draw:layer="layout" svg:width="16.456cm" svg:height="10.918cm" svg:x="3.431cm" svg:y="3.378cm">
          <draw:image xlink:href="Pictures/100002010000026E0000019D20BC7ACF68AD0C8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Microsoft Office User</dc:creator>
    <meta:editing-cycles>75</meta:editing-cycles>
    <meta:creation-date>2017-07-10T20:19:53</meta:creation-date>
    <dc:date>2017-08-07T09:26:34</dc:date>
    <meta:editing-duration>P1DT11H25M</meta:editing-duration>
    <meta:generator>LibreOffice/5.1.6.2$Linux_X86_64 LibreOffice_project/10m0$Build-2</meta:generator>
    <meta:document-statistic meta:object-count="55"/>
    <meta:user-defined meta:name="AppVersion">15.003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